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1cm"/>
    </style:style>
    <style:style style:name="co2" style:family="table-column">
      <style:table-column-properties fo:break-before="auto" style:column-width="3.93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634cm"/>
    </style:style>
    <style:style style:name="co5" style:family="table-column">
      <style:table-column-properties fo:break-before="auto" style:column-width="2.692cm"/>
    </style:style>
    <style:style style:name="co6" style:family="table-column">
      <style:table-column-properties fo:break-before="auto" style:column-width="2.581cm"/>
    </style:style>
    <style:style style:name="ro1" style:family="table-row">
      <style:table-row-properties style:row-height="0.868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3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uppl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Description, package</text:p>
          </table:table-cell>
          <table:table-cell office:value-type="string">
            <text:p>id</text:p>
          </table:table-cell>
          <table:table-cell office:value-type="string">
            <text:p>cnt</text:p>
          </table:table-cell>
          <table:table-cell office:value-type="string">
            <text:p>price</text:p>
          </table:table-cell>
        </table:table-row>
        <table:table-row table:style-name="ro2">
          <table:table-cell office:value-type="string">
            <text:p>mcu, tqfp48</text:p>
          </table:table-cell>
          <table:table-cell office:value-type="string">
            <text:p>stm32f103c8t6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office:value-type="string">
            <text:p>quartz, 8MHz</text:p>
          </table:table-cell>
          <table:table-cell/>
          <table:table-cell office:value-type="float" office:value="1">
            <text:p>1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schotkey</text:p>
          </table:table-cell>
          <table:table-cell office:value-type="string">
            <text:p>1n5819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opamp</text:p>
          </table:table-cell>
          <table:table-cell office:value-type="string">
            <text:p>ad8607</text:p>
          </table:table-cell>
          <table:table-cell table:number-columns-repeated="2"/>
        </table:table-row>
        <table:table-row table:style-name="ro2">
          <table:table-cell office:value-type="string">
            <text:p>inductance for mcu, sumida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inductance for bust, buck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accelerometer/compass, lga14</text:p>
          </table:table-cell>
          <table:table-cell office:value-type="string">
            <text:p>lsm303dlhc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Mosfet-P, sot23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Mosfet-p, sot223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Mosfet-N, sot223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tc1047A, temperature sensor, sot23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ncp3063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L293D drive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mini USB-B</text:p>
          </table:table-cell>
          <table:table-cell/>
          <table:table-cell office:value-type="float" office:value="1">
            <text:p>1</text:p>
          </table:table-cell>
          <table:table-cell/>
        </table:table-row>
      </table:table>
      <table:table table:name="addon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3">
          <table:table-cell office:value-type="string">
            <text:p>Description, package</text:p>
          </table:table-cell>
          <table:table-cell office:value-type="string">
            <text:p>id</text:p>
          </table:table-cell>
          <table:table-cell office:value-type="string">
            <text:p>cnt</text:p>
          </table:table-cell>
          <table:table-cell office:value-type="string">
            <text:p>price</text:p>
          </table:table-cell>
        </table:table-row>
        <table:table-row table:style-name="ro2">
          <table:table-cell office:value-type="string">
            <text:p>Posfet-P, sot23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stm32, lqft48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quartz, 8MHz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L293D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74HC595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74HC165</text:p>
          </table:table-cell>
          <table:table-cell/>
          <table:table-cell office:value-type="float" office:value="1">
            <text:p>1</text:p>
          </table:table-cell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0">10.09.2013</text:date>, <text:time>17:4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 a</meta:initial-creator>
    <meta:creation-date>2013-09-10T17:28:08.12</meta:creation-date>
    <dc:date>2013-09-10T17:45:44.48</dc:date>
    <dc:creator>a a</dc:creator>
    <meta:editing-duration>PT00H17M38S</meta:editing-duration>
    <meta:editing-cycles>2</meta:editing-cycles>
    <meta:generator>OpenOffice.org/3.2$Win32 OpenOffice.org_project/320m12$Build-9483</meta:generator>
    <meta:document-statistic meta:table-count="3" meta:cell-count="53" meta:object-count="0"/>
  </office:meta>
</office:document-meta>
</file>